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T1" style:family="text">
      <style:text-properties fo:background-color="#579d1c"/>
    </style:style>
    <style:style style:name="T2" style:family="text">
      <style:text-properties fo:background-color="#ffff99"/>
    </style:style>
    <style:style style:name="T3" style:family="text">
      <style:text-properties fo:background-color="#ff3333"/>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Standard"/>
      <text:p text:style-name="Standard">Il progetto illustrato da questa relazione ha lo scopo di creare un sito internet che rappresenta una fittizia società calcistica, denominata "Associazione Calcistica Torre Archimede". Tale società ha sede in Italia, più precisamente a Padova e opera sotto la giurisdizione della Federazione Italiana Giuoco Calcio (FIGC). Essa ha una squadra di calcio che partecipa a campionati italiani organizzati dalla FIGC, uno stadio, denominato "TorreArchimede Stadium", sede della stessa e che usa per allenare la propria squadra e per disputare<text:span text:style-name="T1"> (le gare casalinghe)</text:span> gare "in casa", e una tifoseria che ogni settimana si riunisce al botteghino dello stadio per acquistare un biglietto, utile per avere accesso al campo da <text:span text:style-name="T2">giuoco</text:span> per assistere alle gare organizzate durante il weekend.</text:p>
      <text:p text:style-name="Standard">L'obiettivo del sito è avere un punto di riferimetno della società calcistica anche all'interno del World Wide Web, cercando di raggingere il maggior numero di persone. Infatti, il sito è usato per rendere partecipi dell'attività della società <text:span text:style-name="T3">a</text:span>i tifosi che già frequentano lo stadio e, al tempo stesso, permettere ai nuovi tifosi di venire a conoscenza del mondo calcistico del Torre Archimede.</text:p>
      <text:p text:style-name="Standard">Il sito fornisce degli strumenti per permettere a tutte le persone interessate di acquistare online i biglietti di ingresso al campo da <text:span text:style-name="T4">giuoco</text:span>, alleggerendo il lavoro di vendita ai tradizionali botteghini.</text:p>
      <text:p text:style-name="Standard">Di seguito, riassumeremo tutte le fasi del progetto, dall'analisi preliminare alla costruzione del codice.</text:p>
      <text:p text:style-name="Standard"/>
      <text:p text:style-name="P1">Analisi preliminale del problema</text:p>
      <text:p text:style-name="P1"/>
      <text:p text:style-name="P1">Analisi dell'utenza</text:p>
      <text:p text:style-name="P1"/>
      <text:p text:style-name="P2">Da come si evince dall'introduzione di questa relazione, il target principale del nostro sito è la tifoseria dell'AC Torre Archimede. Essi sono persone abituate al mondo del calcio e frequentano spesso lo stadio della squadra, ma tale utenza potrebbe non essere pratica di strumenti informatici. Per questo motivo, il sito internet deve tenere conto di rendere il contenuto il più chiaro e semplice possibile, senza usare termini troppo specifici o di nicchia. Questa prerogativa non solo permette al contenuto di essere ben compreso da tutta la fascia di utenza target, ma agevola la comprensione anche a persone che provengono da altri universi calcistici (ad esempio, un tifoso di una squadra ospite che entra nel sito per acquistare un biglietto) o a persone che non sono molto abituate al mondo calcistico, avendo così la possibilità di ampliare la fascia di utenza del sito.</text:p>
      <text:p text:style-name="P2">Un<text:span text:style-name="T3">'</text:span>altro punto da considerare sull'utenza del sito è la sua provenienza. Siccome la squadra dell'AC Torre Archimede partecipa soltanto a campionati minori, senza mai operare a livello internazionale (Ad esempio, la Champions League), si presume che l'utenza sia Italiana e, per la maggior parte di loro, residente in zone limitrofe allo stadio. Per questo motivo, la lingua usata nel sito deve essere la lingua italiana e tutto il contenuto deve essere in italiano (ad eccezione di alcuni termini comuni dell'internet, ad esempio, Home, News, Login, ecc.). Per lo stesso motivo, il sito non necessita di avere versioni altrernative per geolocalizzare o localizzare il sito.</text:p>
      <text:p text:style-name="P2"/>
      <text:p text:style-name="P1">Attori</text:p>
      <text:p text:style-name="P2"/>
      <text:p text:style-name="P2">Basandosi sulle necessità del sito, tutti gli utenti si possono raggruppare in due tipologie: gli utenti egli amministratori.</text:p>
      <text:p text:style-name="P2"/>
      <text:p text:style-name="P1">Attore utente</text:p>
      <text:p text:style-name="P2"/>
      <text:p text:style-name="P2">Gli utenti sono normali utilizzatori del sito e possono navigare su di esso, ma con qualche restrizione. Infatti, possono visualizzare le informazioni sulla Homepage, sullo stadio, sulla squadra di calcio e sulle partite, ma non può acquistare nessun biglietto e alcune sezioni del sito non sono accessibili, a meno che non ci si autentica<text:span text:style-name="T1">(autentichi)</text:span> nelle sezioni apposite. Per potersi autenticare, possono utilizzare delle credenziali in loro possesso per accedere alle sezioni altrimenti inaccessibili <text:soft-page-break/>oppure registrarsi al sito per ottenerle se l'utente ne è sprovvisto. Se l'utente ha fatto l'autenticazione, egli ha l'accesso ad un area personale, dove può controllare i suoi dati anagrafici e l'elenco dei biglietti che ha acquistato. Inoltre l'utente autenticato ha la possibilità di acquistare i biglietti delle partite.</text:p>
      <text:p text:style-name="P2"/>
      <text:p text:style-name="P1">Attore amministratore</text:p>
      <text:p text:style-name="P2"/>
      <text:p text:style-name="P2">Gli amministratori, invece, sono persone predisposte per gestire il contenuto del sito. Infatti, con le credenziali di un admin, essi hanno accesso ad una sezione riservata esclusivamente a loro dove hanno a disposizione strumenti per aggiungere articoli di notizie e aggiungere o togliere gare dal calendario del sito. Anche loro hanno la possibilità di navigare nel sito e fare acquisti di biglietti.</text:p>
      <text:p text:style-name="P2"/>
      <text:p text:style-name="P1">Base infomativa</text:p>
      <text:p text:style-name="P1"/>
      <text:p text:style-name="P2">Secondo un<text:span text:style-name="T1">'</text:span>analisi preliminare del tipo di utenti, le informazioni che <text:span text:style-name="T3">un utente</text:span><text:span text:style-name="T1">(ci) </text:span>si aspetta di trovare e le domande che il sito deve rispondere quando <text:span text:style-name="T3">esso</text:span> vi si accede riguardano l'attività sportiva della società, in particolar modo:</text:p>
      <text:list xml:id="list4740220459648296945" text:style-name="L1">
        <text:list-item>
          <text:p text:style-name="P3">Lo stadio (dove si trova? Come è fatto?)</text:p>
        </text:list-item>
        <text:list-item>
          <text:p text:style-name="P3">la squadra (Chi sono i calciatori? e i dirigenti? A quali eventi partecipano?)</text:p>
        </text:list-item>
        <text:list-item>
          <text:p text:style-name="P3">Le gare (Quando giocano? In che stadio? Contro chi? Quanto costa un biglietto?)</text:p>
        </text:list-item>
      </text:list>
      <text:p text:style-name="P2">Tenendo conto di queste considerazioni, per soddisfare il fabbisogno informativo dell'utente, il sito deve proporre informazioni che riguardano gli argomenti sopra citati, utilizzando come strumenti comunicativi:</text:p>
      <text:list xml:id="list2539085542941022467" text:style-name="L2">
        <text:list-item>
          <text:p text:style-name="P4">Testo descrittivo, se si vuole utilizzare descrizioni per approfondire determinati argomenti (ad esempio, descrivendo come è fatto lo stadio della squadra)</text:p>
        </text:list-item>
        <text:list-item>
          <text:p text:style-name="P4">articoli, se si vuole tenere aggiornato l'utente su fatti che accadono nella sfera quotidiana della società</text:p>
        </text:list-item>
        <text:list-item>
          <text:p text:style-name="P4">elenchi e tabelle, se si vuole comunicare all'utente una raccolta di dati riferiti ad un certo argomento</text:p>
        </text:list-item>
      </text:list>
      <text:p text:style-name="P2"/>
      <text:p text:style-name="P1">Requisiti funzionali</text:p>
      <text:p text:style-name="P1"/>
      <text:p text:style-name="P2">Il primo requisito funzionale che il nostro sito deve adempiere è avere una comunicazione efficace delle informazioni da esporre, cioè organizzare il contenuto in modo tale da poter essere facilmente compreso dalla maggior parte degli utenti che navigano in internet. Per soddisfare questo requisito, il gruppo di lavoro ha sviluppato il sito concentrandosi più sul contenuto da esporre, piuttosto che sulla grafica, sviluppando un design minimale, ma efficace e responsivo.</text:p>
      <text:p text:style-name="P2">Un altro requisito da soddisfare è mettere a disposizione dell'utente una piattaforma che gli permetta di fare acquisti online per comprare dei biglietti. A questo scopo, il gruppo di lavoro ha implementato all'interno del sito una serie di strumenti per:</text:p>
      <text:list xml:id="list3565557788331586291" text:style-name="L3">
        <text:list-item>
          <text:p text:style-name="P5">Controllare le partite future e/o da acquistare</text:p>
        </text:list-item>
        <text:list-item>
          <text:p text:style-name="P5">Acquistare un biglietto</text:p>
        </text:list-item>
        <text:list-item>
          <text:p text:style-name="P5">Controllare i biglietti acquistati</text:p>
        </text:list-item>
        <text:list-item>
          <text:p text:style-name="P5">Cancellare e chiedere il rimborso per un biglietto acquistato</text:p>
        </text:list-item>
      </text:list>
      <text:p text:style-name="P2">L'ultimo requisito da soddisfare, ma non meno importante, è avere un sito facilmente navigabile e accessibile a tutti. Per soddisfare questo requisito, il gruppo di lavoro ha implementato delle soluzioni per permettere sia ad utenti normali che ad utenti con disabilità di riuscire a trovare facilmente tutte le informazioni e i contenuti all'interno del s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9M34S</meta:editing-duration>
    <meta:editing-cycles>7</meta:editing-cycles>
    <meta:generator>OpenOffice/4.1.3$Win32 OpenOffice.org_project/413m1$Build-9783</meta:generator>
    <dc:date>2022-06-03T19:06:56.99</dc:date>
    <meta:document-statistic meta:table-count="0" meta:image-count="0" meta:object-count="0" meta:page-count="2" meta:paragraph-count="32" meta:word-count="1037" meta:character-count="6803"/>
    <meta:user-defined meta:name="Info 1"/>
    <meta:user-defined meta:name="Info 2"/>
    <meta:user-defined meta:name="Info 3"/>
    <meta:user-defined meta:name="Info 4"/>
  </office:meta>
</office:document-meta>
</file>